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80000001E0397D7E0919EA4227.png" manifest:media-type="image/png"/>
  <manifest:file-entry manifest:full-path="Pictures/1000020100000280000001E06917883878C00F4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0.2626in" svg:y="-0.2189in" svg:width="6.4in" svg:height="4.8in" draw:z-index="0"><draw:image xlink:href="Pictures/1000020100000280000001E06917883878C00F4D.png" xlink:type="simple" xlink:show="embed" xlink:actuate="onLoad"/></draw:frame><draw:frame draw:style-name="fr1" draw:name="Image2" text:anchor-type="paragraph" svg:x="0.2626in" svg:y="4.8929in" svg:width="6.4in" svg:height="4.8in" draw:z-index="1"><draw:image xlink:href="Pictures/1000020100000280000001E0397D7E0919EA4227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0T14:49:28.764807505</meta:creation-date>
    <dc:date>2019-02-10T14:51:04.833533184</dc:date>
    <meta:editing-duration>PT1M36S</meta:editing-duration>
    <meta:editing-cycles>1</meta:editing-cycles>
    <meta:document-statistic meta:table-count="0" meta:image-count="2" meta:object-count="0" meta:page-count="1" meta:paragraph-count="0" meta:word-count="0" meta:character-count="0" meta:non-whitespace-character-count="0"/>
    <meta:generator>LibreOffice/5.1.6.2$Linux_X86_64 LibreOffice_project/10m0$Build-2</meta:generator>
  </office:meta>
</office:document-meta>
</file>